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ED9F75999DD1FF8A.png" manifest:media-type="image/png"/>
  <manifest:file-entry manifest:full-path="Pictures/10000201000004B0000003370AEBA4250E48B97A.png" manifest:media-type="image/png"/>
  <manifest:file-entry manifest:full-path="Pictures/100002010000073800000377609849E3FC7A8C20.png" manifest:media-type="image/png"/>
  <manifest:file-entry manifest:full-path="Pictures/10000201000004B0000003379156613E594B1513.png" manifest:media-type="image/png"/>
  <manifest:file-entry manifest:full-path="Pictures/100002010000073800000377E06E82051D388CA4.png" manifest:media-type="image/png"/>
  <manifest:file-entry manifest:full-path="Pictures/10000201000007380000037762BD50C12B79AE82.png" manifest:media-type="image/png"/>
  <manifest:file-entry manifest:full-path="Pictures/10000201000007380000037709C14A2E5E5F7C34.png" manifest:media-type="image/png"/>
  <manifest:file-entry manifest:full-path="Pictures/100002010000073800000377A7B3580C0FAA3EF6.png" manifest:media-type="image/png"/>
  <manifest:file-entry manifest:full-path="Pictures/1000020100000738000003779C34144E45FB83C1.png" manifest:media-type="image/png"/>
  <manifest:file-entry manifest:full-path="Pictures/1000020100000738000003778954E0A710488A1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1" svg:font-family="Arial"/>
    <style:font-face style:name="DejaVu Sans1" svg:font-family="'DejaVu Sans'"/>
    <style:font-face style:name="Times New Roman1" svg:font-family="'Times New Roman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Only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style:paragraph-properties fo:margin-left="1.2cm" fo:margin-right="0cm" fo:margin-top="0cm" fo:margin-bottom="0.499cm" fo:line-height="100%" fo:text-align="end" fo:text-indent="-0.897cm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left="1.2cm" fo:margin-right="0cm" fo:margin-top="0cm" fo:margin-bottom="0.499cm" fo:line-height="100%" fo:text-align="end" fo:text-indent="-0.897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1.2cm" fo:margin-right="0cm" fo:margin-top="0cm" fo:margin-bottom="0.499cm" fo:line-height="100%" fo:text-align="start" fo:text-indent="-0.897cm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left="1.2cm" fo:margin-right="0cm" fo:margin-top="0cm" fo:margin-bottom="0.499cm" fo:line-height="100%" fo:text-align="start" fo:text-indent="-0.897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.5cm" fo:line-height="10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.5cm" fo:line-height="100%" fo:text-align="start" fo:text-indent="0cm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44pt" fo:letter-spacing="normal" fo:language="en" fo:country="US" fo:font-style="normal" style:text-underline-style="none" fo:font-weight="normal" fo:background-color="transparent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IN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2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6pt" fo:letter-spacing="normal" fo:language="en" fo:country="US" fo:font-style="normal" style:text-underline-style="none" fo:font-weight="normal" fo:background-color="transparent" style:font-name-asian="DejaVu Sans1" style:font-size-asian="26pt" style:font-style-asian="normal" style:font-weight-asian="normal" style:font-name-complex="DejaVu Sans1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solid" style:text-underline-width="auto" style:text-underline-color="font-color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IN" fo:font-style="normal" style:text-underline-style="none" fo:font-weight="normal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US" fo:font-style="italic" style:text-underline-style="none" fo:font-weight="normal" fo:background-color="transparent" style:font-name-asian="DejaVu Sans1" style:font-size-asian="48pt" style:font-style-asian="italic" style:font-weight-asian="normal" style:font-name-complex="DejaVu Sans1" style:font-size-complex="48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IN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24pt" fo:letter-spacing="normal" fo:language="en" fo:country="US" fo:font-style="normal" style:text-underline-style="none" fo:font-weight="normal" fo:background-color="transparent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IN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style-name="gr1" draw:text-style-name="P2" draw:layer="layout" svg:width="25.196cm" svg:height="8.887cm" svg:x="1.27cm" svg:y="0cm">
          <text:p text:style-name="P1"><text:span text:style-name="T1">PRESENTATION ON </text:span></text:p>
          <text:p text:style-name="P1"><text:span text:style-name="T1">BAGS-CART (E-COMMERC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24.636cm" svg:height="7.197cm" svg:x="2.031cm" svg:y="9.525cm">
          <text:p text:style-name="P3"><text:span text:style-name="T2"/></text:p>
          <text:p text:style-name="P3"><text:span text:style-name="T3">PRESENTED BY</text:span></text:p>
          <text:p text:style-name="P3"><text:span text:style-name="T4">Sirisha NB</text:span></text:p>
          <text:p text:style-name="P3"><text:span text:style-name="T4">Syed Waqeer</text:span></text:p>
          <text:p text:style-name="P3"><text:span text:style-name="T4">Farvej Kulmi</text:span></text:p>
          <text:p text:style-name="P3"><text:span text:style-name="T4">Sujan Prabhaka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style-name="gr4" draw:text-style-name="P7" draw:layer="layout" svg:width="25.196cm" svg:height="3.503cm" svg:x="0.635cm" svg:y="1.905cm">
          <text:p text:style-name="P6"><text:span text:style-name="T1"><text:s/></text:span><text:span text:style-name="T1">PROBLEM STAT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9" draw:layer="layout" svg:width="24.636cm" svg:height="10.157cm" svg:x="0.761cm" svg:y="8.255cm">
          <text:p text:style-name="P8"><text:span text:style-name="T5"><text:s text:c="4"/></text:span><text:span text:style-name="T5">E-commerce provides an easy way to sell products to a large customer base. The purpose of E-commerce website is to help customers narrow down their broad ideas and enables them to finalize the products they want to purchase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draw:custom-shape draw:style-name="gr6" draw:text-style-name="P7" draw:layer="layout" svg:width="21.397cm" svg:height="3.16cm" svg:x="1.4cm" svg:y="0.837cm">
          <text:p text:style-name="P6"><text:span text:style-name="T1"><text:s/></text:span><text:span text:style-name="T1">REQUIREMEN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1" draw:layer="layout" svg:width="24.636cm" svg:height="12.176cm" svg:x="1.4cm" svg:y="4.914cm">
          <text:list text:style-name="L2">
            <text:list-header>
              <text:p text:style-name="P10"><text:span text:style-name="T6">FRONT END</text:span></text:p>
            </text:list-header>
            <text:list-item>
              <text:p text:style-name="P10"><text:span text:style-name="T7">React JS</text:span></text:p>
            </text:list-item>
            <text:list-item>
              <text:p text:style-name="P10"><text:span text:style-name="T7">Boot Strap</text:span></text:p>
              <text:p text:style-name="P10"><text:span text:style-name="T7"/></text:p>
              <text:p text:style-name="P10"><text:span text:style-name="T6">BACK END</text:span></text:p>
            </text:list-item>
            <text:list-item>
              <text:p text:style-name="P10"><text:span text:style-name="T7">Java</text:span></text:p>
            </text:list-item>
            <text:list-item>
              <text:p text:style-name="P10"><text:span text:style-name="T7">MySQL</text:span></text:p>
            </text:list-item>
            <text:list-item>
              <text:p text:style-name="P10"><text:span text:style-name="T7">Spring boot </text:span></text:p>
            </text:list-item>
          </text:list>
          <text:p text:style-name="P10"><text:span text:style-name="T8"/></text:p>
          <text:p text:style-name="P10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>
        <draw:custom-shape draw:style-name="gr8" draw:text-style-name="P7" draw:layer="layout" svg:width="21.397cm" svg:height="3.41cm" svg:x="1.4cm" svg:y="0.837cm">
          <text:p text:style-name="P6"><text:span text:style-name="T1">SCREENSHOTS</text:span><text:span text:style-name="T9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3" draw:layer="layout" svg:width="24.636cm" svg:height="12.176cm" svg:x="1.4cm" svg:y="4.914cm">
          <text:list text:style-name="L2">
            <text:list-item>
              <text:p text:style-name="P12"><text:span text:style-name="T10">HOME PAG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5.092cm" svg:height="12.043cm" svg:x="1.4cm" svg:y="6.957cm">
          <draw:image xlink:href="Pictures/100002010000073800000377E06E82051D388C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draw:custom-shape draw:style-name="gr11" draw:text-style-name="P7" draw:layer="layout" svg:width="21.397cm" svg:height="3.41cm" svg:x="1.4cm" svg:y="0.837cm">
          <text:p text:style-name="P6"><text:span text:style-name="T11"/></text:p>
          <text:p text:style-name="P6"><text:span text:style-name="T11"/></text:p>
          <text:p text:style-name="P6"><text:span text:style-name="T10">LOGIN P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6.134cm" svg:height="12.543cm" svg:x="1.366cm" svg:y="5.957cm">
          <draw:image xlink:href="Pictures/10000201000007380000037709C14A2E5E5F7C3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draw:frame draw:style-name="gr10" draw:text-style-name="P14" draw:layer="layout" svg:width="25.503cm" svg:height="12.24cm" svg:x="0.997cm" svg:y="5.26cm">
          <draw:image xlink:href="Pictures/100002010000073800000377609849E3FC7A8C2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draw:custom-shape draw:style-name="gr12" draw:text-style-name="P7" draw:layer="layout" svg:width="21.397cm" svg:height="3.16cm" svg:x="1.4cm" svg:y="0.837cm">
          <text:p text:style-name="P6"><text:span text:style-name="T11"/></text:p>
          <text:p text:style-name="P6"><text:span text:style-name="T12">ABOUT US 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7.022cm" svg:height="12.969cm" svg:x="0.5cm" svg:y="5.5cm">
          <draw:image xlink:href="Pictures/10000201000007380000037762BD50C12B79AE8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draw:custom-shape draw:style-name="gr13" draw:text-style-name="P7" draw:layer="layout" svg:width="21.397cm" svg:height="3.16cm" svg:x="1.4cm" svg:y="0.837cm">
          <text:p text:style-name="P6"><text:span text:style-name="T11"/></text:p>
          <text:p text:style-name="P6"><text:span text:style-name="T12">PAYMENT 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7.022cm" svg:height="12.969cm" svg:x="0.5cm" svg:y="5.5cm">
          <draw:image xlink:href="Pictures/100002010000073800000377A7B3580C0FAA3EF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draw:custom-shape draw:style-name="gr14" draw:text-style-name="P7" draw:layer="layout" svg:width="21.397cm" svg:height="3.16cm" svg:x="1.4cm" svg:y="0.837cm">
          <text:p text:style-name="P6"><text:span text:style-name="T12">CART PAGE</text:span><text:span text:style-name="T1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7.022cm" svg:height="12.969cm" svg:x="0.5cm" svg:y="5cm">
          <draw:image xlink:href="Pictures/1000020100000738000003779C34144E45FB83C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draw:custom-shape draw:style-name="gr15" draw:text-style-name="P7" draw:layer="layout" svg:width="21.397cm" svg:height="3.16cm" svg:x="1.4cm" svg:y="0.837cm">
          <text:p text:style-name="P6"><text:span text:style-name="T12">PRODUCTS PAG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5.092cm" svg:height="12.043cm" svg:x="1.408cm" svg:y="5cm">
          <draw:image xlink:href="Pictures/1000020100000738000003778954E0A710488A1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1T19">
        <draw:custom-shape draw:style-name="gr16" draw:text-style-name="P2" draw:layer="layout" svg:width="25.199cm" svg:height="3.504cm" svg:x="0.8cm" svg:y="8.5cm">
          <text:p text:style-name="P1"><text:span text:style-name="T13">THANK YO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1" svg:font-family="Arial"/>
    <style:font-face style:name="DejaVu Sans1" svg:font-family="'DejaVu Sans'"/>
    <style:font-face style:name="Times New Roman1" svg:font-family="'Times New Roman'"/>
    <style:font-face style:name="Arial" svg:font-family="Arial" style:font-pitch="variable"/>
    <style:font-face style:name="DejaVu Sans" svg:font-family="'DejaVu Sans'" style:font-pitch="variable"/>
    <style:font-face style:name="Liberation Sans" svg:font-family="'Liberation Sans'" style:font-pitch="variable"/>
    <style:font-face style:name="Microsoft YaHei" svg:font-family="'Microsoft YaHei'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none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8cm" svg:x="1cm" svg:y="2.898cm"/>
      <draw:page-thumbnail draw:layer="backgroundobjects" svg:width="8.999cm" svg:height="6.748cm" svg:x="1cm" svg:y="11.474cm"/>
      <draw:page-thumbnail draw:layer="backgroundobjects" svg:width="8.999cm" svg:height="6.748cm" svg:x="1cm" svg:y="20.05cm"/>
      <draw:page-thumbnail draw:layer="backgroundobjects" svg:width="8.999cm" svg:height="6.748cm" svg:x="11cm" svg:y="2.898cm"/>
      <draw:page-thumbnail draw:layer="backgroundobjects" svg:width="8.999cm" svg:height="6.748cm" svg:x="11cm" svg:y="11.474cm"/>
      <draw:page-thumbnail draw:layer="backgroundobjects" svg:width="8.999cm" svg:height="6.748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7cm" svg:height="20.997cm" svg:x="0cm" svg:y="0cm">
        <draw:image xlink:href="Pictures/10000201000004B000000337ED9F75999DD1FF8A.png" xlink:type="simple" xlink:show="embed" xlink:actuate="onLoad" draw:mime-type="image/png">
          <text:p/>
        </draw:image>
      </draw:fram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style-name="Mgr3" draw:text-style-name="MP5" draw:layer="backgroundobjects" svg:width="27.997cm" svg:height="21.001cm" svg:x="0cm" svg:y="-0.004cm">
        <draw:image xlink:href="Pictures/10000201000004B0000003370AEBA4250E48B97A.png" xlink:type="simple" xlink:show="embed" xlink:actuate="onLoad" draw:mime-type="image/png">
          <text:p/>
        </draw:image>
      </draw:fra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5" draw:layer="backgroundobjects" svg:width="27.997cm" svg:height="20.997cm" svg:x="0cm" svg:y="0cm">
        <draw:image xlink:href="Pictures/10000201000004B0000003379156613E594B1513.png" xlink:type="simple" xlink:show="embed" xlink:actuate="onLoad" draw:mime-type="image/png">
          <text:p/>
        </draw:image>
      </draw:fram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style-name="Mgr3" draw:text-style-name="MP5" draw:layer="backgroundobjects" svg:width="27.997cm" svg:height="20.997cm" svg:x="0cm" svg:y="0cm">
        <draw:image xlink:href="Pictures/10000201000004B0000003379156613E594B1513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25.199cm" svg:height="3.504cm" svg:x="1.4cm" svg:y="0.837cm" presentation:class="title" presentation:placeholder="true" presentation:user-transformed="true">
        <draw:text-box/>
      </draw:frame>
      <draw:frame presentation:style-name="Title_20_Only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4.85cm" svg:height="11.136cm" svg:x="3.074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5T19:30:22</meta:creation-date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language>en-US</dc:language>
    <dc:date>2022-02-02T13:09:52.526000000</dc:date>
    <meta:editing-cycles>7</meta:editing-cycles>
    <dc:title>Vintage</dc:title>
    <meta:editing-duration>PT26M5S</meta:editing-duration>
    <meta:generator>LibreOffice/7.1.8.1$Windows_X86_64 LibreOffice_project/e1f30c802c3269a1d052614453f260e49458c82c</meta:generator>
    <meta:document-statistic meta:object-count="89"/>
    <meta:user-defined meta:name="AppVersion">15.0000</meta:user-defined>
  </office:meta>
</office:document-meta>
</file>